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2.0pt" fo:color="#dcdcdc" fo:background-color="#1e1e1e"/>
    </style:style>
    <style:style style:name="P2" style:family="paragraph" style:parent-style-name="Standard">
      <style:paragraph-properties fo:margin-bottom="0.1389in"/>
      <style:text-properties style:font-name="Courier" fo:font-size="11.0pt" fo:color="#dcdcdc" fo:background-color="#27292c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ourier" fo:font-size="11.0pt" fo:color="#dcdcdc" fo:background-color="#27292c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style:font-name="Courier" fo:font-size="11.0pt" fo:font-size-asian="11.0pt" fo:font-size-complex="11.0pt" fo:letter-spacing="0.0000in" fo:background-color="#27292c"/>
    </style:style>
    <style:style style:name="T5" style:family="text">
      <style:text-properties style:font-name="Helvetica Neue" fo:font-size="12.0pt" fo:font-size-asian="12.0pt" fo:font-size-complex="12.0pt" fo:font-weight="bold" fo:font-weight-asian="bold" fo:font-weight-complex="bold" fo:letter-spacing="0.0000in" fo:background-color="#1e1e1e"/>
    </style:style>
    <style:style style:name="T6" style:family="text">
      <style:text-properties style:font-name="Helvetica Neue" fo:font-size="12.0pt" fo:font-size-asian="12.0pt" fo:font-size-complex="12.0pt" fo:font-weight="bold" fo:font-weight-asian="bold" fo:font-weight-complex="bold" fo:background-color="#1e1e1e"/>
    </style:style>
    <style:style style:name="T7" style:family="text">
      <style:text-properties style:font-name="Helvetica Neue" fo:font-size="12.0pt" fo:font-size-asian="12.0pt" fo:font-size-complex="12.0pt" fo:letter-spacing="0.0000in" fo:background-color="#1e1e1e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list text:style-name="L1">
        <text:list-item>
          <text:p text:style-name="P1"><text:span text:style-name="T1"/><text:span text:style-name="T2">Abhishek Sharm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Hardik Pandy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unil Narine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vindra Jadej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ivam Dube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iden Markram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itchell Mars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xar Pate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rco Janse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Naman Dhi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runal Pandy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Nitish Kumar Reddy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Venkatesh Iy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Liam Livingstone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Dewald Brevi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iyan Parag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Will Jack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niket Verma 0 pt</text:span><text:span text:style-name="T3"> (DIV,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chin Ravind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itchell Santn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rcus Stoini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ardul Thaku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zmatullah Omarza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Vipraj Nigam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Wanindu Hasarang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hul Tewati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omario Shepher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Harsh Dubey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Washington Sunda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m Curr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amindu Mendi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Glenn Phillip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Prashant Ve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ason Holde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ahbaz Ahmed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amie Overto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rshin Kulkarn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ngesh Yadav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uqib Nab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wapnil Sing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Corbin Bosch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ivang Kuma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nukul Roy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Vihaan Malhot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Jack Edward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rains Fulet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Kanishk Chouh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tvik Deswa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itchell Owe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hreyas Gopa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tthew Short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Cooper Connolly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usheer Kh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uryansh Shedge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Raj Baw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Ben Dwarshui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yank Rawat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Daksh Kamra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man Kh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Madhav Tiwari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jay Mandal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Sarthak Ranjan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Tripurana Vijay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Zakary Foulkes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Atharva Ankolekar 0 pt</text:span><text:span text:style-name="T3"> (DIV, className: </text:span><text:span text:style-name="T4">m11c-plyrSel__name</text:span><text:span text:style-name="T3">)</text:span></text:p>
        </text:list-item>
        <text:list-item>
          <text:p text:style-name="P1"><text:span text:style-name="T1"/><text:span text:style-name="T2">Nishant Sindhu 0 pt</text:span><text:span text:style-name="T3"> (DIV, className: </text:span><text:span text:style-name="T4">m11c-plyrSel__name</text:span><text:span text:style-name="T3">)</text:span></text:p>
        </text:list-item>
      </text:list>
      <text:p text:style-name="P2"><text:span text:style-name="T5">Elements with classes </text:span><text:span text:style-name="T2">m11c-tbl__cell m11c-tbl__cell--amt</text:span><text:span text:style-name="T5">:</text:span></text:p>
      <text:list text:style-name="L1">
        <text:list-item>
          <text:p text:style-name="P3"><text:span text:style-name="T6"/><text:span text:style-name="T5">Credits</text:span><text:span text:style-name="T7"> (DIV, className: </text:span><text:span text:style-name="T3">m11c-tbl__cell m11c-tbl__cell--amt m11c-active--dw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10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9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8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  <text:list-item>
          <text:p text:style-name="P3"><text:span text:style-name="T6"/><text:span text:style-name="T5">7.5</text:span><text:span text:style-name="T7"> (DIV, className: </text:span><text:span text:style-name="T3">m11c-tbl__cell m11c-tbl__cell--amt</text:span><text:span text:style-name="T7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